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713cm" style:use-optimal-row-height="false"/>
    </style:style>
    <style:style style:name="ro10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42cm" fo:margin-bottom="0.35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3.998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3"/><text:s text:c="6"/>1 <text:s text:c="5"/><text:s text:c="5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,0</text:p>
              </table:table-cell>
              <table:table-cell>
                <text:p>0,1</text:p>
              </table:table-cell>
            </table:table-row>
            <table:table-row table:style-name="ro3" table:default-cell-style-name="gray2">
              <table:table-cell>
                <text:p>1,0</text:p>
              </table:table-cell>
              <table:table-cell>
                <text:p>1,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</text:span><text:span text:style-name="T1">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</text:span><text:span text:style-name="T1">ns</text:span></text:p>
            <text:p><text:span text:style-name="T1">(denot</text:span><text:span text:style-name="T1">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3"/><text:s text:c="6"/>1 <text:s text:c="5"/><text:s text:c="5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</text:span><text:span text:style-name="T1">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</text:span><text:span text:style-name="T1">ns</text:span></text:p>
            <text:p><text:span text:style-name="T1">(denot</text:span><text:span text:style-name="T1">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3"/><text:s text:c="6"/>1 <text:s text:c="5"/><text:s text:c="5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</text:span><text:span text:style-name="T1">(denot</text:span><text:span text:style-name="T1">ed by </text:span><text:span text:style-name="T1">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</text:span><text:span text:style-name="T1">ns</text:span></text:p>
            <text:p><text:span text:style-name="T1">(denot</text:span><text:span text:style-name="T1">ed by </text:span><text:span text:style-name="T1">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3"/><text:s text:c="2"/>1 <text:s text:c="3"/><text:s text:c="2"/>2 <text:s text:c="3"/><text:s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</text:span><text:span text:style-name="T2">ua</text:span><text:span text:style-name="T2">re </text:span><text:span text:style-name="T2">M</text:span><text:span text:style-name="T2">atr</text:span><text:span text:style-name="T2">ice</text:span><text:span text:style-name="T2">s </text:span><text:span text:style-name="T2">An</text:span><text:span text:style-name="T2">d </text:span><text:span text:style-name="T2">Re</text:span><text:span text:style-name="T2">cta</text:span><text:span text:style-name="T2">ng</text:span><text:span text:style-name="T2">ula</text:span><text:span text:style-name="T2">r </text:span><text:span text:style-name="T2">M</text:span><text:span text:style-name="T2">atr</text:span><text:span text:style-name="T2">ice</text:span><text:span text:style-name="T2">s </text:span><text:span text:style-name="T2">(P</text:span><text:span text:style-name="T2">art </text:span><text:span text:style-name="T2">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</text:span><text:span text:style-name="T2">obl</text:span><text:span text:style-name="T2">e</text:span><text:span text:style-name="T2">m </text:span><text:span text:style-name="T2">on </text:span><text:span text:style-name="T2">Sq</text:span><text:span text:style-name="T2">ua</text:span><text:span text:style-name="T2">re </text:span><text:span text:style-name="T2">M</text:span><text:span text:style-name="T2">atr</text:span><text:span text:style-name="T2">ice</text:span><text:span text:style-name="T2">s </text:span><text:span text:style-name="T2">An</text:span><text:span text:style-name="T2">d </text:span><text:span text:style-name="T2">Re</text:span><text:span text:style-name="T2">cta</text:span><text:span text:style-name="T2">ng</text:span><text:span text:style-name="T2">ula</text:span><text:span text:style-name="T2">r </text:span><text:span text:style-name="T2">M</text:span><text:span text:style-name="T2">atr</text:span><text:span text:style-name="T2">ice</text:span><text:span text:style-name="T2">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.1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</text:list-header>
            </text:list>
          </draw:text-box>
        </draw:frame>
        <draw:frame draw:style-name="gr12" draw:text-style-name="P4" draw:layer="layout" svg:width="10.5cm" svg:height="11.246cm" svg:x="15.4cm" svg:y="2.1cm">
          <draw:text-box>
            <text:p><text:span text:style-name="T3">r = 3 </text:span><text:span text:style-name="T3"># </text:span><text:span text:style-name="T3">Num</text:span><text:span text:style-name="T3">ber </text:span><text:span text:style-name="T3">of </text:span><text:span text:style-name="T3">rows</text:span></text:p>
            <text:p><text:span text:style-name="T3">c = 3 </text:span><text:span text:style-name="T3"># </text:span><text:span text:style-name="T3">Num</text:span><text:span text:style-name="T3">ber </text:span><text:span text:style-name="T3">of </text:span><text:span text:style-name="T3">colu</text:span><text:span text:style-name="T3">mns</text:span></text:p>
            <text:p/>
            <text:p><text:span text:style-name="T3">mylis</text:span><text:span text:style-name="T3">t = []</text:span></text:p>
            <text:p/>
            <text:p><text:span text:style-name="T3">cntr </text:span><text:span text:style-name="T3">= 1</text:span></text:p>
            <text:p/>
            <text:p><text:span text:style-name="T3">for i </text:span><text:span text:style-name="T3">in </text:span><text:span text:style-name="T3">rang</text:span><text:span text:style-name="T3">e(r):</text:span></text:p>
            <text:p><text:span text:style-name="T3"># </text:span><text:span text:style-name="T3">This </text:span><text:span text:style-name="T3">mea</text:span><text:span text:style-name="T3">ns </text:span><text:span text:style-name="T3">loop </text:span><text:span text:style-name="T3">will </text:span><text:span text:style-name="T3">run r </text:span><text:span text:style-name="T3">time</text:span><text:span text:style-name="T3">s.</text:span></text:p>
            <text:p><text:span text:style-name="T3"/></text:p>
            <text:p><text:span text:style-name="T3"><text:s text:c="4"/></text:span><text:span text:style-name="T3">temp </text:span><text:span text:style-name="T3">= []</text:span></text:p>
            <text:p><text:span text:style-name="T3"><text:s text:c="4"/></text:span><text:span text:style-name="T3">for </text:span><text:span text:style-name="T3">j in </text:span><text:span text:style-name="T3">rang</text:span><text:span text:style-name="T3">e(c):</text:span></text:p>
            <text:p><text:span text:style-name="T3"><text:s text:c="8"/></text:span><text:span text:style-name="T3">temp</text:span><text:span text:style-name="T3">.app</text:span><text:span text:style-name="T3">end(</text:span><text:span text:style-name="T3">cntr)</text:span></text:p>
            <text:p><text:span text:style-name="T3"><text:s text:c="8"/></text:span><text:span text:style-name="T3">cntr </text:span><text:span text:style-name="T3">+= 1</text:span></text:p>
            <text:p><text:span text:style-name="T3"><text:s text:c="4"/></text:span><text:span text:style-name="T3">mylis</text:span><text:span text:style-name="T3">t.app</text:span><text:span text:style-name="T3">end(t</text:span><text:span text:style-name="T3">emp)</text:span></text:p>
            <text:p/>
            <text:p><text:span text:style-name="T3">print(</text:span><text:span text:style-name="T3">mylis</text:span><text:span text:style-name="T3">t)</text:span></text:p>
          </draw:text-box>
        </draw:frame>
        <draw:frame draw:style-name="gr3" draw:text-style-name="P4" draw:layer="layout" svg:width="12.5cm" svg:height="3.095cm" svg:x="0.5cm" svg:y="9cm">
          <draw:text-box>
            <text:p>A 2D matrix is essentially a list of lists.</text:p>
            <text:p>First, i will be 0. j will go from 0, 1, 2.</text:p>
            <text:p text:style-name="P8">Then, i will be 1. j will go from 0, 1, 2.</text:p>
            <text:p text:style-name="P8">Lastly, i will be 2. j will go from 0, 1, 2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3" draw:text-style-name="P10" draw:layer="layout" svg:width="12cm" svg:height="6.438cm" svg:x="1cm" svg:y="2.562cm">
          <draw:text-box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4" draw:text-style-name="P4" draw:layer="layout" svg:width="14cm" svg:height="7.361cm" svg:x="9cm" svg:y="2.5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3" draw:text-style-name="P10" draw:layer="layout" svg:width="15.943cm" svg:height="7.9cm" svg:x="0.757cm" svg:y="2.2cm">
          <draw:text-box>
            <text:p text:style-name="P11"><text:span text:style-name="T3">m = [ </text:span></text:p>
            <text:p text:style-name="P11"><text:span text:style-name="T3"><text:tab/></text:span><text:span text:style-name="T3">[0, 1, </text:span><text:span text:style-name="T3">2, 3], </text:span></text:p>
            <text:p text:style-name="P11"><text:span text:style-name="T3"><text:tab/></text:span><text:span text:style-name="T3">[4, 5, </text:span><text:span text:style-name="T3">6, 7], </text:span></text:p>
            <text:p text:style-name="P11"><text:span text:style-name="T3"><text:tab/></text:span><text:span text:style-name="T3">[8, 9, </text:span><text:span text:style-name="T3">10, </text:span><text:span text:style-name="T3">11], </text:span></text:p>
            <text:p text:style-name="P11"><text:span text:style-name="T3"><text:tab/></text:span><text:span text:style-name="T3">[12, </text:span><text:span text:style-name="T3">13, </text:span><text:span text:style-name="T3">14, </text:span><text:span text:style-name="T3">15]</text:span></text:p>
            <text:p text:style-name="P11"><text:span text:style-name="T3">]</text:span></text:p>
            <text:p text:style-name="P11"><text:span text:style-name="T3">"""</text:span><text:span text:style-name="T3"><text:line-break/></text:span><text:span text:style-name="T3">What </text:span><text:span text:style-name="T3">is </text:span><text:span text:style-name="T3">the </text:span><text:span text:style-name="T3">posit</text:span><text:span text:style-name="T3">ion </text:span><text:span text:style-name="T3">of 6?</text:span></text:p>
            <text:p text:style-name="P11"><text:span text:style-name="T3">What </text:span><text:span text:style-name="T3">is </text:span><text:span text:style-name="T3">the </text:span><text:span text:style-name="T3">posit</text:span><text:span text:style-name="T3">ion </text:span><text:span text:style-name="T3">of 8?</text:span></text:p>
            <text:p text:style-name="P11"><text:span text:style-name="T3">What </text:span><text:span text:style-name="T3">is </text:span><text:span text:style-name="T3">the </text:span><text:span text:style-name="T3">posit</text:span><text:span text:style-name="T3">ion </text:span><text:span text:style-name="T3">of </text:span><text:span text:style-name="T3">10?</text:span></text:p>
            <text:p text:style-name="P11"><text:span text:style-name="T3">What </text:span><text:span text:style-name="T3">is </text:span><text:span text:style-name="T3">the </text:span><text:span text:style-name="T3">posit</text:span><text:span text:style-name="T3">ion </text:span><text:span text:style-name="T3">of </text:span><text:span text:style-name="T3">12?</text:span></text:p>
            <text:p text:style-name="P11"><text:span text:style-name="T3">"""</text:span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3" draw:text-style-name="P10" draw:layer="layout" svg:width="15.943cm" svg:height="7.9cm" svg:x="1.557cm" svg:y="2.6cm">
          <draw:text-box>
            <text:p text:style-name="P11"><text:span text:style-name="T3">m = [ </text:span><text:span text:style-name="T3">[0, 1, </text:span><text:span text:style-name="T3">2, 3], </text:span><text:span text:style-name="T3">[4, 5, </text:span><text:span text:style-name="T3">6, 7], </text:span><text:span text:style-name="T3">[8, 9, </text:span><text:span text:style-name="T3">10, </text:span><text:span text:style-name="T3">11], </text:span><text:span text:style-name="T3">[12, </text:span><text:span text:style-name="T3">13, </text:span><text:span text:style-name="T3">14, </text:span><text:span text:style-name="T3">15]]</text:span></text:p>
            <text:p text:style-name="P11"><text:span text:style-name="T3">"""</text:span><text:span text:style-name="T3"><text:line-break/></text:span><text:span text:style-name="T3">What </text:span><text:span text:style-name="T3">is </text:span><text:span text:style-name="T3">the </text:span><text:span text:style-name="T3">posit</text:span><text:span text:style-name="T3">ion </text:span><text:span text:style-name="T3">of 6?</text:span></text:p>
            <text:p text:style-name="P11"><text:span text:style-name="T3">Ans: </text:span><text:span text:style-name="T3">[1][2]</text:span></text:p>
            <text:p text:style-name="P11"><text:span text:style-name="T3">What </text:span><text:span text:style-name="T3">is </text:span><text:span text:style-name="T3">the </text:span><text:span text:style-name="T3">posit</text:span><text:span text:style-name="T3">ion </text:span><text:span text:style-name="T3">of </text:span><text:span text:style-name="T3">10?</text:span></text:p>
            <text:p text:style-name="P11"><text:span text:style-name="T3">Ans: </text:span><text:span text:style-name="T3">[2][2]</text:span></text:p>
            <text:p text:style-name="P11"><text:span text:style-name="T3">What </text:span><text:span text:style-name="T3">is </text:span><text:span text:style-name="T3">the </text:span><text:span text:style-name="T3">posit</text:span><text:span text:style-name="T3">ion </text:span><text:span text:style-name="T3">of </text:span><text:span text:style-name="T3">12?</text:span></text:p>
            <text:p text:style-name="P11"><text:span text:style-name="T3">Ans: </text:span><text:span text:style-name="T3">[3][0]</text:span></text:p>
            <text:p text:style-name="P11"><text:span text:style-name="T3">"""</text:span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</text:span><text:span text:style-name="T5">ag</text:span><text:span text:style-name="T5">on</text:span><text:span text:style-name="T5">al </text:span><text:span text:style-name="T5">of </text:span><text:span text:style-name="T5">a </text:span><text:span text:style-name="T5">Sq</text:span><text:span text:style-name="T5">uar</text:span><text:span text:style-name="T5">e </text:span><text:span text:style-name="T5">Ma</text:span><text:span text:style-name="T5">trix </text:span><text:span text:style-name="T5">(To</text:span><text:span text:style-name="T5">p </text:span><text:span text:style-name="T5">Lef</text:span><text:span text:style-name="T5">t to </text:span><text:span text:style-name="T5">Bo</text:span><text:span text:style-name="T5">tto</text:span><text:span text:style-name="T5">m </text:span><text:span text:style-name="T5">Ri</text:span><text:span text:style-name="T5">ght</text:span><text:span text:style-name="T5">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</text:span><text:span text:style-name="T5">obl</text:span><text:span text:style-name="T5">em</text:span><text:span text:style-name="T5">: </text:span><text:span text:style-name="T5">Pri</text:span><text:span text:style-name="T5">nti</text:span><text:span text:style-name="T5">ng </text:span><text:span text:style-name="T5">the </text:span><text:span text:style-name="T5">tw</text:span><text:span text:style-name="T5">o </text:span><text:span text:style-name="T5">dia</text:span><text:span text:style-name="T5">go</text:span><text:span text:style-name="T5">nal</text:span><text:span text:style-name="T5">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9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9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9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0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5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5" draw:text-style-name="P1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6" draw:text-style-name="P4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8"/><text:s text:c="4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8"/><text:s text:c="4"/>print(matrix[i][j]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3H28M6S</meta:editing-duration>
    <meta:editing-cycles>57</meta:editing-cycles>
    <meta:generator>LibreOffice/7.3.7.2$Linux_X86_64 LibreOffice_project/30$Build-2</meta:generator>
    <dc:title>Blue Curve</dc:title>
    <dc:date>2023-05-31T21:21:32.454747865</dc:date>
    <meta:document-statistic meta:object-count="144"/>
  </office:meta>
</office:document-meta>
</file>